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35cm"/>
    </style:style>
    <style:style style:name="co2" style:family="table-column">
      <style:table-column-properties fo:break-before="auto" style:column-width="8.904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shapes>
          <draw:frame draw:z-index="0" draw:style-name="gr1" draw:text-style-name="P1" svg:width="28.101cm" svg:height="13.069cm" svg:x="0.11cm" svg:y="0.133cm">
            <draw:object draw:notify-on-update-of-ranges="Munkalap1.A1:Munkalap1.A1 Munkalap1.A2:Munkalap1.A8 Munkalap1.B1:Munkalap1.B1 Munkalap1.B2:Munkalap1.B8 Munkalap1.C1:Munkalap1.C1 Munkalap1.C2:Munkalap1.C8 Munkalap1.D1:Munkalap1.D1 Munkalap1.D2:Munkalap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pok</text:p>
          </table:table-cell>
          <table:table-cell office:value-type="string" calcext:value-type="string">
            <text:p>Fogyasztási cikk kínálat/szükséglet %</text:p>
          </table:table-cell>
          <table:table-cell office:value-type="string" calcext:value-type="string">
            <text:p>Össz jövedelem / össz sszükséglet ára %</text:p>
          </table:table-cell>
          <table:table-cell office:value-type="string" calcext:value-type="string">
            <text:p>átlag kínálat/kereslet %</text:p>
          </table:table-cell>
          <table:table-cell office:value-type="string" calcext:value-type="string">
            <text:p>Órabér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1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1T13:34:03.620793082</meta:creation-date>
    <meta:generator>LibreOffice/6.4.7.2$Linux_X86_64 LibreOffice_project/40$Build-2</meta:generator>
    <dc:date>2022-08-31T14:52:07.513132254</dc:date>
    <meta:editing-duration>PT57M52S</meta:editing-duration>
    <meta:editing-cycles>4</meta:editing-cycles>
    <meta:document-statistic meta:table-count="1" meta:cell-count="4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102cm" svg:height="13.07cm" xlink:href=".." xlink:type="simple" chart:class="chart:line" chart:style-name="ch1">
        <chart:title svg:x="10.7cm" svg:y="0.397cm" chart:style-name="ch2">
          <text:p>Szimuláció folyamata naponként </text:p>
        </chart:title>
        <chart:legend chart:legend-position="end" svg:x="20.249cm" svg:y="5.738cm" style:legend-expansion="high" chart:style-name="ch3"/>
        <chart:plot-area chart:style-name="ch4" table:cell-range-address="Munkalap1.A1:Munkalap1.D8" chart:data-source-has-labels="both" svg:x="1.573cm" svg:y="1.437cm" svg:width="18.114cm" svg:height="10.391cm">
          <chartooo:coordinate-region svg:x="2.194cm" svg:y="1.636cm" svg:width="17.213cm" svg:height="9.545cm"/>
          <chart:axis chart:dimension="x" chart:name="primary-x" chart:style-name="ch5" chartooo:axis-type="auto">
            <chartooo:date-scale/>
            <chart:title svg:x="10.123cm" svg:y="12.089cm" chart:style-name="ch6">
              <text:p>napok</text:p>
            </chart:title>
            <chart:categories table:cell-range-address="Munkalap1.A2:Munkalap1.A8"/>
          </chart:axis>
          <chart:axis chart:dimension="y" chart:name="primary-y" chart:style-name="ch5">
            <chart:title svg:x="0.451cm" svg:y="6.835cm" chart:style-name="ch7">
              <text:p>%</text:p>
            </chart:title>
            <chart:grid chart:style-name="ch8" chart:class="major"/>
          </chart:axis>
          <chart:series chart:style-name="ch9" chart:values-cell-range-address="Munkalap1.B2:Munkalap1.B8" chart:label-cell-address="Munkalap1.B1:Munkalap1.B1" chart:class="chart:line">
            <chart:data-point chart:repeated="7"/>
          </chart:series>
          <chart:series chart:style-name="ch10" chart:values-cell-range-address="Munkalap1.C2:Munkalap1.C8" chart:label-cell-address="Munkalap1.C1:Munkalap1.C1" chart:class="chart:line">
            <chart:data-point chart:repeated="7"/>
          </chart:series>
          <chart:series chart:style-name="ch11" chart:values-cell-range-address="Munkalap1.D2:Munkalap1.D8" chart:label-cell-address="Munkalap1.D1:Munkalap1.D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gyasztási cikk kínálat/szükséglet %</text:p>
                <draw:g>
                  <svg:desc>Munkalap1.B1:Munkalap1.B1</svg:desc>
                </draw:g>
              </table:table-cell>
              <table:table-cell office:value-type="string">
                <text:p>Össz jövedelem / össz sszükséglet ára %</text:p>
                <draw:g>
                  <svg:desc>Munkalap1.C1:Munkalap1.C1</svg:desc>
                </draw:g>
              </table:table-cell>
              <table:table-cell office:value-type="string">
                <text:p>átlag kínálat/kereslet %</text:p>
                <draw:g>
                  <svg:desc>Munkalap1.D1:Munkalap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unkalap1.A2:Munkalap1.A8</svg:desc>
                </draw:g>
              </table:table-cell>
              <table:table-cell office:value-type="float" office:value="50">
                <text:p>50</text:p>
                <draw:g>
                  <svg:desc>Munkalap1.B2:Munkalap1.B8</svg:desc>
                </draw:g>
              </table:table-cell>
              <table:table-cell office:value-type="float" office:value="70">
                <text:p>70</text:p>
                <draw:g>
                  <svg:desc>Munkalap1.C2:Munkalap1.C8</svg:desc>
                </draw:g>
              </table:table-cell>
              <table:table-cell office:value-type="float" office:value="85">
                <text:p>85</text:p>
                <draw:g>
                  <svg:desc>Munkalap1.D2:Munkalap1.D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77">
                <text:p>7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